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11F500000748E81CD1800B7A8F8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illSans" svg:font-family="GillSan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1.425in"/>
    </style:style>
    <style:style style:name="Table1.B" style:family="table-column">
      <style:table-column-properties style:column-width="0.0611in"/>
    </style:style>
    <style:style style:name="Table1.C" style:family="table-column">
      <style:table-column-properties style:column-width="0.209in"/>
    </style:style>
    <style:style style:name="Table1.D" style:family="table-column">
      <style:table-column-properties style:column-width="0.0361in"/>
    </style:style>
    <style:style style:name="Table1.E" style:family="table-column">
      <style:table-column-properties style:column-width="0.0313in"/>
    </style:style>
    <style:style style:name="Table1.F" style:family="table-column">
      <style:table-column-properties style:column-width="4.7375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fo:padding="0in" fo:border="none"/>
    </style:style>
    <style:style style:name="Table1.13" style:family="table-row">
      <style:table-row-properties style:min-row-height="0.5083in" fo:keep-together="auto"/>
    </style:style>
    <style:style style:name="Table1.14" style:family="table-row">
      <style:table-row-properties style:min-row-height="0.366in" fo:keep-together="auto"/>
    </style:style>
    <style:style style:name="Table1.27" style:family="table-row">
      <style:table-row-properties style:min-row-height="0.7292in" fo:keep-together="auto"/>
    </style:style>
    <style:style style:name="Table1.A27" style:family="table-cell">
      <style:table-cell-properties style:vertical-align="bottom" fo:padding="0in" fo:border="none"/>
    </style:style>
    <style:style style:name="P1" style:family="paragraph" style:parent-style-name="Standard">
      <style:paragraph-properties fo:margin-top="0in" fo:margin-bottom="0.5835in" style:contextual-spacing="false"/>
      <style:text-properties fo:color="#003798" loext:opacity="100%"/>
    </style:style>
    <style:style style:name="P2" style:family="paragraph" style:parent-style-name="Standard">
      <style:text-properties fo:color="#003798" loext:opacity="100%" style:font-name="GillSans" fo:language="en" fo:country="US" style:language-asian="en" style:country-asian="US"/>
    </style:style>
    <style:style style:name="P3" style:family="paragraph" style:parent-style-name="Standard">
      <style:paragraph-properties fo:margin-top="0in" fo:margin-bottom="0.0835in" style:contextual-spacing="false"/>
      <style:text-properties fo:color="#003798" loext:opacity="100%" style:font-name="GillSans" fo:language="en" fo:country="US" style:language-asian="en" style:country-asian="US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margin-top="0.4165in" fo:margin-bottom="0in" style:contextual-spacing="false" fo:line-height="120%">
        <style:tab-stops>
          <style:tab-stop style:position="3.5437in" style:type="center"/>
          <style:tab-stop style:position="6.3in" style:type="right"/>
        </style:tab-stops>
      </style:paragraph-properties>
      <style:text-properties style:language-asian="en" style:country-asian="US"/>
    </style:style>
    <style:style style:name="P6" style:family="paragraph" style:parent-style-name="Title_20_Text">
      <style:paragraph-properties fo:margin-top="0in" fo:margin-bottom="0in" style:contextual-spacing="false"/>
      <style:text-properties fo:font-size="11pt" style:font-size-asian="11pt"/>
    </style:style>
    <style:style style:name="P7" style:family="paragraph" style:parent-style-name="Footer">
      <style:paragraph-properties fo:line-height="120%">
        <style:tab-stops>
          <style:tab-stop style:position="3.5437in" style:type="center"/>
          <style:tab-stop style:position="6.3in" style:type="right"/>
        </style:tab-stops>
      </style:paragraph-properties>
    </style:style>
    <style:style style:name="P8" style:family="paragraph" style:parent-style-name="Frame_20_contents">
      <style:paragraph-properties fo:orphans="0" fo:widows="0"/>
      <style:text-properties style:font-name="Calibri"/>
    </style:style>
    <style:style style:name="P9" style:family="paragraph" style:parent-style-name="Frame_20_contents">
      <style:paragraph-properties fo:orphans="0" fo:widows="0"/>
    </style:style>
    <style:style style:name="P10" style:family="paragraph" style:parent-style-name="Standard">
      <style:paragraph-properties fo:margin-top="0.0835in" fo:margin-bottom="0.0835in" style:contextual-spacing="false" fo:line-height="110%" fo:orphans="0" fo:widows="0"/>
    </style:style>
    <style:style style:name="P11" style:family="paragraph" style:parent-style-name="Standard">
      <style:paragraph-properties fo:margin-top="0.0835in" fo:margin-bottom="0.0835in" style:contextual-spacing="false" fo:line-height="110%" fo:orphans="0" fo:widows="0"/>
      <style:text-properties officeooo:paragraph-rsid="001bb573"/>
    </style:style>
    <style:style style:name="P12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style:font-size-asian="11pt" style:language-asian="de" style:country-asian="DE"/>
    </style:style>
    <style:style style:name="P13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style:font-size-asian="11pt" style:language-asian="de" style:country-asian="DE" style:font-size-complex="11pt"/>
    </style:style>
    <style:style style:name="P14" style:family="paragraph" style:parent-style-name="Standard">
      <style:paragraph-properties fo:orphans="0" fo:widows="0"/>
      <style:text-properties style:font-name="Verdana" fo:font-size="11pt" fo:language="en" fo:country="GB" style:font-size-asian="11pt" style:language-asian="de" style:country-asian="DE" style:font-size-complex="11pt"/>
    </style:style>
    <style:style style:name="P15" style:family="paragraph" style:parent-style-name="Title_20_Heading" style:master-page-name="First_20_Page">
      <style:paragraph-properties style:page-number="1"/>
    </style:style>
    <style:style style:name="P16" style:family="paragraph" style:parent-style-name="MA-Profil_20_Standard">
      <style:paragraph-properties fo:orphans="0" fo:widows="0"/>
      <style:text-properties style:font-name="Verdana" fo:language="en" fo:country="GB"/>
    </style:style>
    <style:style style:name="P17" style:family="paragraph" style:parent-style-name="Footer">
      <style:paragraph-properties fo:text-align="center" style:justify-single-word="false"/>
      <style:text-properties fo:text-transform="uppercase" fo:color="#4f81bd" loext:opacity="100%"/>
    </style:style>
    <style:style style:name="P18" style:family="paragraph" style:parent-style-name="Frame_20_contents">
      <style:paragraph-properties fo:line-height="120%"/>
    </style:style>
    <style:style style:name="P19" style:family="paragraph" style:parent-style-name="Frame_20_contents">
      <style:text-properties style:font-name="Calibri" fo:language="en" fo:country="GB" fo:font-weight="bold" style:font-weight-asian="bold"/>
    </style:style>
    <style:style style:name="P20" style:family="paragraph" style:parent-style-name="Frame_20_contents">
      <style:paragraph-properties fo:orphans="0" fo:widows="0"/>
      <style:text-properties style:font-name="Calibri" fo:language="en" fo:country="GB"/>
    </style:style>
    <style:style style:name="P21" style:family="paragraph" style:parent-style-name="Frame_20_contents">
      <style:paragraph-properties fo:orphans="0" fo:widows="0"/>
    </style:style>
    <style:style style:name="P22" style:family="paragraph" style:parent-style-name="Standard">
      <style:paragraph-properties fo:margin-top="0.0835in" fo:margin-bottom="0.0835in" style:contextual-spacing="false" fo:line-height="110%" fo:orphans="0" fo:widows="0"/>
      <style:text-properties fo:color="#12abdb" loext:opacity="100%" style:font-name="Verdana" fo:font-size="11pt" fo:language="en" fo:country="GB" style:font-size-asian="11pt" style:language-asian="de" style:country-asian="DE"/>
    </style:style>
    <style:style style:name="P23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officeooo:rsid="001af5f5" officeooo:paragraph-rsid="001af5f5" style:font-size-asian="11pt" style:language-asian="de" style:country-asian="DE"/>
    </style:style>
    <style:style style:name="P24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style:font-size-asian="11pt" style:language-asian="de" style:country-asian="DE"/>
    </style:style>
    <style:style style:name="P25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officeooo:paragraph-rsid="0021a95c" style:font-size-asian="11pt" style:language-asian="de" style:country-asian="DE"/>
    </style:style>
    <style:style style:name="P26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officeooo:paragraph-rsid="00234014" style:font-size-asian="11pt" style:language-asian="de" style:country-asian="DE"/>
    </style:style>
    <style:style style:name="P27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officeooo:paragraph-rsid="0027cc80" style:font-size-asian="11pt" style:language-asian="de" style:country-asian="DE"/>
    </style:style>
    <style:style style:name="P28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officeooo:paragraph-rsid="002a031e" style:font-size-asian="11pt" style:language-asian="de" style:country-asian="DE"/>
    </style:style>
    <style:style style:name="P29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officeooo:rsid="001bb573" officeooo:paragraph-rsid="001bb573" style:font-size-asian="11pt" style:language-asian="de" style:country-asian="DE" style:font-size-complex="11pt"/>
    </style:style>
    <style:style style:name="P30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style:font-size-asian="11pt" style:language-asian="de" style:country-asian="DE" style:font-size-complex="11pt"/>
    </style:style>
    <style:style style:name="P31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fo:font-weight="bold" officeooo:paragraph-rsid="0021a95c" style:font-size-asian="11pt" style:language-asian="de" style:country-asian="DE" style:font-weight-asian="bold"/>
    </style:style>
    <style:style style:name="P32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fo:font-weight="bold" style:font-size-asian="11pt" style:language-asian="de" style:country-asian="DE" style:font-weight-asian="bold"/>
    </style:style>
    <style:style style:name="P33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fo:font-weight="bold" officeooo:paragraph-rsid="002708c2" style:font-size-asian="11pt" style:language-asian="de" style:country-asian="DE" style:font-weight-asian="bold"/>
    </style:style>
    <style:style style:name="P34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fo:font-weight="bold" officeooo:paragraph-rsid="002a031e" style:font-size-asian="11pt" style:language-asian="de" style:country-asian="DE" style:font-weight-asian="bold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0%" fo:orphans="0" fo:widows="0" fo:text-indent="0in" style:auto-text-indent="false"/>
      <style:text-properties style:font-name="Verdana" fo:font-size="11pt" fo:language="en" fo:country="GB" fo:font-weight="normal" officeooo:paragraph-rsid="00234014" style:font-size-asian="11pt" style:language-asian="de" style:country-asian="DE" style:font-weight-asian="normal" style:font-weight-complex="normal"/>
    </style:style>
    <style:style style:name="P36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fo:font-weight="normal" style:font-size-asian="11pt" style:language-asian="de" style:country-asian="DE" style:font-weight-asian="normal" style:font-weight-complex="normal"/>
    </style:style>
    <style:style style:name="P37" style:family="paragraph" style:parent-style-name="Standard">
      <style:paragraph-properties fo:margin-top="0.0835in" fo:margin-bottom="0.0835in" style:contextual-spacing="false" fo:line-height="110%" fo:orphans="0" fo:widows="0"/>
      <style:text-properties style:font-name="Verdana" fo:font-size="11pt" fo:language="en" fo:country="GB" fo:font-weight="normal" officeooo:paragraph-rsid="002a031e" style:font-size-asian="11pt" style:language-asian="de" style:country-asian="DE" style:font-weight-asian="normal" style:font-weight-complex="normal"/>
    </style:style>
    <style:style style:name="P38" style:family="paragraph" style:parent-style-name="Standard">
      <style:paragraph-properties fo:margin-top="0.3335in" fo:margin-bottom="0.0835in" style:contextual-spacing="false" fo:line-height="110%" fo:orphans="0" fo:widows="0"/>
      <style:text-properties fo:color="#0070ad" loext:opacity="100%" style:font-name="Verdana" fo:font-size="14pt" fo:language="en" fo:country="GB" style:font-size-asian="14pt" style:language-asian="de" style:country-asian="DE"/>
    </style:style>
    <style:style style:name="P39" style:family="paragraph" style:parent-style-name="Standard">
      <style:paragraph-properties fo:margin-top="0.0835in" fo:margin-bottom="0.0835in" style:contextual-spacing="false" fo:line-height="150%" fo:orphans="0" fo:widows="0"/>
      <style:text-properties fo:color="#0070ad" loext:opacity="100%" style:font-name="Verdana" fo:font-size="14pt" fo:language="en" fo:country="GB" style:font-size-asian="14pt" style:language-asian="de" style:country-asian="DE"/>
    </style:style>
    <style:style style:name="P40" style:family="paragraph" style:parent-style-name="Standard">
      <style:paragraph-properties fo:margin-top="0.0835in" fo:margin-bottom="0.0835in" style:contextual-spacing="false" fo:line-height="110%" fo:orphans="0" fo:widows="0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style:font-name="Calibri" fo:language="en" fo:country="GB"/>
    </style:style>
    <style:style style:name="T5" style:family="text">
      <style:text-properties style:font-name="Calibri" fo:language="en" fo:country="GB" fo:font-weight="bold" style:font-weight-asian="bold"/>
    </style:style>
    <style:style style:name="T6" style:family="text">
      <style:text-properties style:font-name="Verdana" fo:language="en" fo:country="GB"/>
    </style:style>
    <style:style style:name="T7" style:family="text">
      <style:text-properties style:font-name="Verdana" fo:font-size="11pt" fo:language="en" fo:country="GB" style:font-size-asian="11pt" style:language-asian="de" style:country-asian="DE"/>
    </style:style>
    <style:style style:name="T8" style:family="text">
      <style:text-properties style:font-name="Verdana" fo:font-size="11pt" fo:language="en" fo:country="GB" style:font-size-asian="11pt" style:language-asian="de" style:country-asian="DE" style:font-size-complex="11pt"/>
    </style:style>
    <style:style style:name="T9" style:family="text">
      <style:text-properties style:font-name="Verdana" fo:font-size="11pt" fo:language="en" fo:country="GB" officeooo:rsid="001af5f5" style:font-size-asian="11pt" style:language-asian="de" style:country-asian="DE" style:font-size-complex="11pt"/>
    </style:style>
    <style:style style:name="T10" style:family="text">
      <style:text-properties style:font-name="Verdana" fo:font-size="11pt" fo:language="en" fo:country="GB" officeooo:rsid="001ba3d6" style:font-size-asian="11pt" style:language-asian="de" style:country-asian="DE" style:font-size-complex="11pt"/>
    </style:style>
    <style:style style:name="T11" style:family="text">
      <style:text-properties style:font-name="Verdana" fo:font-size="11pt" fo:language="en" fo:country="GB" officeooo:rsid="001bb573" style:font-size-asian="11pt" style:language-asian="de" style:country-asian="DE" style:font-size-complex="11pt"/>
    </style:style>
    <style:style style:name="T12" style:family="text">
      <style:text-properties style:font-name="Verdana" fo:font-size="11pt" fo:language="en" fo:country="GB" officeooo:rsid="001dccb4" style:font-size-asian="11pt" style:language-asian="de" style:country-asian="DE"/>
    </style:style>
    <style:style style:name="T13" style:family="text">
      <style:text-properties style:font-name="Verdana" fo:font-size="11pt" fo:language="en" fo:country="GB" officeooo:rsid="001ed3cb" style:font-size-asian="11pt" style:language-asian="de" style:country-asian="DE"/>
    </style:style>
    <style:style style:name="T14" style:family="text">
      <style:text-properties style:font-name="Verdana" fo:font-size="11pt" fo:language="en" fo:country="GB" officeooo:rsid="0020658d" style:font-size-asian="11pt" style:language-asian="de" style:country-asian="DE"/>
    </style:style>
    <style:style style:name="T15" style:family="text">
      <style:text-properties style:font-name="Verdana" fo:font-size="11pt" fo:language="en" fo:country="GB" officeooo:rsid="00207cee" style:font-size-asian="11pt" style:language-asian="de" style:country-asian="DE"/>
    </style:style>
    <style:style style:name="T16" style:family="text">
      <style:text-properties style:font-name="Verdana" fo:font-size="11pt" fo:language="en" fo:country="GB" officeooo:rsid="0021067f" style:font-size-asian="11pt" style:language-asian="de" style:country-asian="DE"/>
    </style:style>
    <style:style style:name="T17" style:family="text">
      <style:text-properties style:font-name="Verdana" fo:font-size="11pt" fo:language="en" fo:country="GB" officeooo:rsid="00213615" style:font-size-asian="11pt" style:language-asian="de" style:country-asian="DE"/>
    </style:style>
    <style:style style:name="T18" style:family="text">
      <style:text-properties fo:color="#0070ad" loext:opacity="100%" style:font-name="Verdana" fo:language="en" fo:country="GB"/>
    </style:style>
    <style:style style:name="T19" style:family="text">
      <style:text-properties officeooo:rsid="00227c45"/>
    </style:style>
    <style:style style:name="T20" style:family="text">
      <style:text-properties fo:language="de" fo:country="DE" style:font-name-complex="Lucida Sans Unicode" style:font-size-complex="10pt"/>
    </style:style>
    <style:style style:name="T21" style:family="text">
      <style:text-properties officeooo:rsid="002708c2"/>
    </style:style>
    <style:style style:name="T22" style:family="text">
      <style:text-properties officeooo:rsid="002a031e"/>
    </style:style>
    <style:style style:name="T23" style:family="text">
      <style:text-properties officeooo:rsid="002ab144"/>
    </style:style>
    <style:style style:name="fr1" style:family="graphic" style:parent-style-name="Frame">
      <style:graphic-properties fo:margin-left="0in" fo:margin-right="0.0252in" style:run-through="foreground" style:wrap="run-through" style:number-wrapped-paragraphs="no-limit" style:vertical-pos="from-top" style:vertical-rel="page" style:horizontal-pos="from-left" style:horizontal-rel="page-content" draw:opacity="0%" fo:padding-left="0.1in" fo:padding-right="0.1in" fo:padding-top="0.05in" fo:padding-bottom="0.05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1984in, 2.7063in, 3.6902in, 3.1984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4728in" fo:min-width="3.1063in" fo:padding-top="0in" fo:padding-bottom="0in" fo:padding-left="0in" fo:padding-right="0in" fo:wrap-option="wrap" fo:margin-left="0.0008in" fo:margin-right="0in" fo:margin-top="0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Hlk63169591"/><draw:frame draw:style-name="fr1" draw:name="Frame11" text:anchor-type="char" svg:x="6.7937in" svg:y="1.1098in" svg:width="3.0591in" svg:height="8.8173in" draw:z-index="6"><draw:text-box><text:p text:style-name="P19"/></draw:text-box></draw:frame><text:span text:style-name="T18">Curriculum Vita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22">Name</text:p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23">Nicolas Grosjean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2"><text:bookmark text:name="Start"/>Function</text:p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>Senior Software Engineer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2">Main Focus</text:p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>As a software architect working in the field of embedded systems (medical equipment, car, train, plane, satellite, ...) for more than 30 years, I am enthusiastic about designing, developing, <text:span text:style-name="T23">integrating, </text:span>testing and maintaining high quality complex systems.</text:p>
          </table:table-cell>
          <table:covered-table-cell/>
        </table:table-row>
        <table:table-row table:style-name="Table1.1">
          <table:table-cell table:style-name="Table1.A1" table:number-columns-spanned="6" office:value-type="string">
            <text:p text:style-name="P38">Education and Employ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<text:span text:style-name="T8">Since 0</text:span><text:span text:style-name="T9">8</text:span><text:span text:style-name="T8">/</text:span><text:span text:style-name="T9">1999</text:span></text:p>
          </table:table-cell>
          <table:covered-table-cell/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0"><text:span text:style-name="T8">Capgemini </text:span><text:span text:style-name="T10">Paris - Bruxelles - Munich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><text:span text:style-name="T8">0</text:span><text:span text:style-name="T11">9</text:span><text:span text:style-name="T8">/</text:span><text:span text:style-name="T11">1994</text:span><text:span text:style-name="T8"> – 0</text:span><text:span text:style-name="T9">8</text:span><text:span text:style-name="T8">/</text:span><text:span text:style-name="T9">1999</text:span></text:p>
          </table:table-cell>
          <table:covered-table-cell/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0"><text:span text:style-name="T8">Software Developer at </text:span><text:span text:style-name="T10">SDI</text:span><text:span text:style-name="T8">, </text:span><text:span text:style-name="T10">Paris</text:span><text:span text:style-name="T8"> 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29">1993</text:p>
          </table:table-cell>
          <table:covered-table-cell/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3">Engineering school - Physical Oceanography - ENSTA Paris Tech. ENSTA is the military school for weapons engineers.</text:p>
            <text:p text:style-name="P13">Paris - France</text:p>
          </table:table-cell>
        </table:table-row>
        <table:table-row table:style-name="Table1.1">
          <table:table-cell table:style-name="Table1.A1" table:number-columns-spanned="6" office:value-type="string">
            <text:p text:style-name="P39">Computer Science Knowled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Methods</text:p>
          </table:table-cell>
          <table:covered-table-cell/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office:value-type="string">
            <text:p text:style-name="P10"><text:span text:style-name="T7">OOD, UML, </text:span><text:span text:style-name="T12">Scrum</text:span><text:span text:style-name="T15">m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2">Operating Systems</text:p>
          </table:table-cell>
          <table:covered-table-cell/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office:value-type="string">
            <text:p text:style-name="P10"><text:span text:style-name="T12">Linux</text:span><text:span text:style-name="T7">, Unix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2">Programming Languages</text:p>
          </table:table-cell>
          <table:covered-table-cell/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office:value-type="string">
            <text:p text:style-name="P10"><text:span text:style-name="T7">Embedded C++ / C++ </text:span><text:span text:style-name="T12">(STL, </text:span><text:span text:style-name="T13">Qt, Boost</text:span><text:span text:style-name="T12">...)</text:span><text:span text:style-name="T7">, </text:span><text:span text:style-name="T14">Bash, </text:span><text:span text:style-name="T12">Python, Ada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Tools</text:p>
          </table:table-cell>
          <table:covered-table-cell/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office:value-type="string">
            <text:p text:style-name="P10"><text:span text:style-name="T13">gVim</text:span><text:span text:style-name="T7">, </text:span><text:span text:style-name="T17">Jira, Jenkins, </text:span><text:span text:style-name="T16">Entrepri</text:span><text:span text:style-name="T17">s</text:span><text:span text:style-name="T16">e Architect, </text:span><text:span text:style-name="T13">gdb</text:span><text:span text:style-name="T7">, </text:span><text:span text:style-name="T13">Valgrind, </text:span><text:span text:style-name="T17">DOORS, Doxygen, cmake, git...</text:span></text:p>
          </table:table-cell>
        </table:table-row>
        <table:table-row table:style-name="Table1.13">
          <table:table-cell table:style-name="Table1.A1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6" office:value-type="string">
            <text:p text:style-name="P38">Professional Experi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Now</text:p>
            <text:p text:style-name="P13">06/2024</text:p>
            <text:p text:style-name="P14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1">Project Requirement Analyse – Software Testing</text:p>
            <text:p text:style-name="P10"><text:span text:style-name="T7"><text:s text:c="4"/>• Updating installation procedure</text:span></text:p>
            <text:p text:style-name="P10"><text:span text:style-name="T7"><text:s text:c="4"/>• Updating automotive software with Magic Draw</text:span></text:p>
            <text:p text:style-name="P10"><text:span text:style-name="T7"><text:s text:c="4"/>• Use of a virtual machine</text:span></text:p>
            <text:p text:style-name="P12"><text:soft-page-break/>Project Environment: <text:span text:style-name="T19">Vmware, Windows, Jira Git, MagicDraw, OSLC, Symphony</text:span></text:p>
            <text:p text:style-name="P25">Used skills: <text:span text:style-name="T19">analyse of requirement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5/2023</text:p>
            <text:p text:style-name="P13">12/2023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Requirement Analyse – Software Testing</text:p>
            <text:p text:style-name="P35"><text:span text:style-name="T20">The tests and analysis of the requirements have revealed many errors.</text:span></text:p>
            <text:p text:style-name="P12"><text:s text:c="4"/>• Matlab / Simulink test</text:p>
            <text:p text:style-name="P12"><text:s text:c="4"/>• Checking the requirements and the the link between the requirements in the V-cycle</text:p>
            <text:p text:style-name="P12">Project Environment: Matlab, Simulink, Codebeamer</text:p>
            <text:p text:style-name="P26">Used Skills: <text:span text:style-name="T19">analyse of requirement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<text:span text:style-name="T21">4</text:span>/202<text:span text:style-name="T21">3</text:span></text:p>
            <text:p text:style-name="P13">0<text:span text:style-name="T21">5</text:span>/202<text:span text:style-name="T21">3</text:span>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Software Quality</text:p>
            <text:p text:style-name="P12">Analyse and Documentation of a un-documented library (part of ICV-L Software)</text:p>
            <text:p text:style-name="P12">Tools/Skills: Doxygen, cmake, gnu C++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1/2022</text:p>
            <text:p text:style-name="P13">07/2022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3">Delivery Risk Manager</text:p>
            <text:p text:style-name="P12">FMEA for a TuSimple Software (autonomous driving trucks)</text:p>
            <text:p text:style-name="P12">Tools/Skills: FMEA</text:p>
            <text:p text:style-name="P12">A complete analyse was delivered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5/2021</text:p>
            <text:p text:style-name="P13">08/2021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Software Engineer</text:p>
            <text:p text:style-name="P12">Two programs must run on the same processor on IDNE platform (Intelligentes, Datengetriebenes und Netzstabilisierendes Energieversorgungsmanagement / Smart Grids).</text:p>
            <text:p text:style-name="P12">Tools/Skills: gvim, C++</text:p>
            <text:p text:style-name="P12">A code review was done, with positive conclusion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9/2019</text:p>
            <text:p text:style-name="P13">06/2020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Software Architect / Lead Software Developer</text:p>
            <text:p text:style-name="P12">Automotive suppliers - Active safety &amp; Driver assistance systems</text:p>
            <text:p text:style-name="P12">Creation of MDF4 reader and interpreter software.</text:p>
            <text:p text:style-name="P12">The ASAM MDF (Measurement Data Format) is a binary file format for recording e.g. CAN, CAN FD and LIN bus data. Today, MDF4 is the industry standard - ensuring interoperability across many CAN tools.</text:p>
            <text:p text:style-name="P12"><text:s text:c="4"/>• Software Architecture : multiple executable with a common library</text:p>
            <text:p text:style-name="P12"><text:soft-page-break/><text:s text:c="4"/>• Quality Management</text:p>
            <text:p text:style-name="P12"><text:s text:c="4"/>• Performance Improvement (Memory leaks, optimisation)</text:p>
            <text:p text:style-name="P12"><text:s text:c="4"/>• Software development</text:p>
            <text:p text:style-name="P12"><text:s text:c="4"/>• C++, Object Oriented, Linux, Valgrind, mdf4 files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4/2017</text:p>
            <text:p text:style-name="P13">08/2019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Lead Software Engineer, Software Management</text:p>
            <text:p text:style-name="P12">Automotive suppliers - Infotainment</text:p>
            <text:p text:style-name="P12">Spider is the BMW driving simulation software. In the context of the development and update on this simulation software :</text:p>
            <text:p text:style-name="P12"><text:s text:c="4"/>• Design and complete update of the build and software dependency management tool (&gt;400 Makefile converted to cmake)</text:p>
            <text:p text:style-name="P12"><text:s text:c="4"/>• Development of new functionality related to the synchronization of sound, image and vibration</text:p>
            <text:p text:style-name="P12">Tools/Skills: cmake, gvim, bash scrip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12/2015</text:p>
            <text:p text:style-name="P13">03/2017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Software Engineer</text:p>
            <text:p text:style-name="P12">Automotive suppliers – Infotainment</text:p>
            <text:p text:style-name="P12"><text:s text:c="4"/>• Module Requirement, coding and testing (usb / wifi),</text:p>
            <text:p text:style-name="P12"><text:s text:c="4"/>• Create USB bus simulator (libusb, UDisk2),</text:p>
            <text:p text:style-name="P12"><text:s text:c="4"/>• Manage BMW CommAPI Interface,</text:p>
            <text:p text:style-name="P12"><text:s text:c="4"/>• Teaching to the team the art of testing,</text:p>
            <text:p text:style-name="P12"><text:s text:c="4"/>• Test Implementation,</text:p>
            <text:p text:style-name="P12"><text:s text:c="4"/>• Coding and Decoding Wifi messages (apple, miramax...)</text:p>
            <text:p text:style-name="P12">Tools/Skills: libusb, c++, wifi, coding and decoding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4/2015</text:p>
            <text:p text:style-name="P13">11/2015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Software Architect</text:p>
            <text:p text:style-name="P12">Automotive suppliers – Electric/Electronic Architecture</text:p>
            <text:p text:style-name="P12">BMW Camera system to replace mirrors</text:p>
            <text:p text:style-name="P12"><text:s text:c="4"/>• Define the software architecture,</text:p>
            <text:p text:style-name="P12"><text:s text:c="4"/>• Define the milestones,</text:p>
            <text:p text:style-name="P12"><text:s text:c="4"/>• Manage the requirement in a R&amp;D environment,</text:p>
            <text:p text:style-name="P12"><text:s text:c="4"/>• Check the software quality (5 people),</text:p>
            <text:p text:style-name="P12"><text:s text:c="4"/>• Coding and Testing the module,</text:p>
            <text:p text:style-name="P12"><text:s text:c="4"/>• Bug Management, <text:span text:style-name="T23">d</text:span>ocumentation.</text:p>
            <text:p text:style-name="P12">Tools/Skills: Entreprise Architect, c++, cmake, gdb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1/2015</text:p>
            <text:p text:style-name="P13"><text:soft-page-break/>03/2015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Software Tester</text:p>
            <text:p text:style-name="P36"><text:soft-page-break/>Automotive suppliers – Electric/Electronic Architecture</text:p>
            <text:p text:style-name="P36">A Software with poor quality should be tested</text:p>
            <text:p text:style-name="P36"><text:s text:c="4"/>• Make drastic choice about the tools,</text:p>
            <text:p text:style-name="P36"><text:s text:c="4"/>• Test implementation,</text:p>
            <text:p text:style-name="P36"><text:s text:c="4"/>• Test Coverage management,</text:p>
            <text:p text:style-name="P36"><text:s text:c="4"/>• Bug Management,</text:p>
            <text:p text:style-name="P36"><text:s text:c="4"/>• Bug, test and requirement Documentation,</text:p>
            <text:p text:style-name="P36">Tools/Skills: c++, cmake, gdb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11/2013</text:p>
            <text:p text:style-name="P13">12/2014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4">Software <text:span text:style-name="T22">Tester</text:span></text:p>
            <text:p text:style-name="P37">Automotive suppliers – Electric/Electronic Architecture</text:p>
            <text:p text:style-name="P37">From objects positions, this software compute the objects trajectories</text:p>
            <text:p text:style-name="P37"><text:s text:c="4"/>• Check of requirements (incomplete or contradictory)</text:p>
            <text:p text:style-name="P37"><text:s text:c="4"/>• Test plan</text:p>
            <text:p text:style-name="P37"><text:s text:c="4"/>• Test report</text:p>
            <text:p text:style-name="P37">Tools/Skills: DOORS, gdb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08/2013</text:p>
            <text:p text:style-name="P13">11/2014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3" office:value-type="string">
            <text:p text:style-name="P32">Software Integrator</text:p>
            <text:p text:style-name="P12">Automotive suppliers – Electric/Electronic Architecture</text:p>
            <text:p text:style-name="P12">Integration of incompatible libraries</text:p>
            <text:p text:style-name="P12"><text:s text:c="4"/>• integration of BMW library with Bosh Software. The Interface were incompatible.</text:p>
            <text:p text:style-name="P12"><text:s text:c="4"/>• very short delay (deadline has already passed!)</text:p>
            <text:p text:style-name="P12"><text:s text:c="4"/>• Report error and bug,</text:p>
            <text:p text:style-name="P12"><text:s text:c="4"/>• Interface adaptation,</text:p>
            <text:p text:style-name="P12"><text:s text:c="4"/>• Unit and Integration Test,</text:p>
            <text:p text:style-name="P12"><text:s text:c="4"/>• Interface with supplier.</text:p>
            <text:p text:style-name="P12">Tools/Skills: C++, QAC, gvim.</text:p>
          </table:table-cell>
          <table:covered-table-cell/>
          <table:covered-table-cell/>
        </table:table-row>
        <table:table-row table:style-name="Table1.27">
          <table:table-cell table:style-name="Table1.A27" table:number-columns-spanned="6" office:value-type="string">
            <text:p text:style-name="P38">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7">French</text:p>
          </table:table-cell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1" office:value-type="string">
            <text:p text:style-name="P12">Mother tongue</text:p>
          </table:table-cell>
        </table:table-row>
        <table:table-row table:style-name="Table1.1">
          <table:table-cell table:style-name="Table1.A1" office:value-type="string">
            <text:p text:style-name="P12">English</text:p>
          </table:table-cell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1" office:value-type="string">
            <text:p text:style-name="P12">Business fluent</text:p>
          </table:table-cell>
        </table:table-row>
        <table:table-row table:style-name="Table1.1">
          <table:table-cell table:style-name="Table1.A1" office:value-type="string">
            <text:p text:style-name="P27">German</text:p>
          </table:table-cell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1" office:value-type="string">
            <text:p text:style-name="P27">Business fluent</text:p>
          </table:table-cell>
        </table:table-row>
      </table:table>
      <text:p text:style-name="Standard"><text:bookmark-end text:name="_Hlk6316959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illSans" svg:font-family="GillSan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language="fr" fo:country="FR" style:language-asian="fr" style:country-asian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5909in" fo:margin-right="0in" fo:margin-top="0.1665in" fo:margin-bottom="0in" style:contextual-spacing="false" fo:text-indent="0in" style:auto-text-indent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velope_20_address" style:display-name="envelope address" style:family="paragraph" style:parent-style-name="Standard">
      <style:paragraph-properties fo:margin-left="1.9689in" fo:margin-right="0in" fo:text-indent="0in" style:auto-text-indent="false"/>
      <style:text-properties style:font-name="Arial" fo:font-family="Arial" style:font-family-generic="roman" style:font-pitch="variable" fo:font-size="12pt" style:font-size-asian="12pt"/>
    </style:style>
    <style:style style:name="envelope_20_return" style:display-name="envelope return" style:family="paragraph" style:parent-style-name="Standard">
      <style:text-properties style:font-name="Arial" fo:font-family="Arial" style:font-family-generic="roman" style:font-pitch="variable"/>
    </style:style>
    <style:style style:name="annotation_20_text" style:display-name="annotation text" style:family="paragraph" style:parent-style-name="Standard" loext:linked-style-name="Comment_20_Text_20_Char"/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0" style:shadow="none"/>
      <style:text-properties style:font-name="Arial" fo:font-family="Arial" style:font-family-generic="roman" style:font-pitch="variable" fo:font-size="12pt" style:font-size-asian="12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Closing" style:family="paragraph" style:parent-style-name="Standard">
      <style:paragraph-properties fo:margin-left="2.9528in" fo:margin-right="0in" fo:text-indent="0in" style:auto-text-indent="false"/>
    </style:style>
    <style:style style:name="index_20_1" style:display-name="index 1" style:family="paragraph" style:parent-style-name="Standard" style:next-style-name="Standard" style:auto-update="true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25in" fo:margin-right="0in" fo:text-indent="-0.139in" style:auto-text-indent="false"/>
    </style:style>
    <style:style style:name="caption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/>
    </style:style>
    <style:style style:name="List_20_2" style:display-name="List 2" style:family="paragraph" style:parent-style-name="Standard" style:class="list">
      <style:paragraph-properties fo:margin-left="0.3929in" fo:margin-right="0in" fo:text-indent="-0.1965in" style:auto-text-indent="false"/>
    </style:style>
    <style:style style:name="List_20_3" style:display-name="List 3" style:family="paragraph" style:parent-style-name="Standard" style:class="list">
      <style:paragraph-properties fo:margin-left="0.5898in" fo:margin-right="0in" fo:text-indent="-0.1965in" style:auto-text-indent="false"/>
    </style:style>
    <style:style style:name="List_20_4" style:display-name="List 4" style:family="paragraph" style:parent-style-name="Standard" style:class="list">
      <style:paragraph-properties fo:margin-left="0.7862in" fo:margin-right="0in" fo:text-indent="-0.1965in" style:auto-text-indent="false"/>
    </style:style>
    <style:style style:name="List_20_5" style:display-name="List 5" style:family="paragraph" style:parent-style-name="Standard" style:class="list">
      <style:paragraph-properties fo:margin-left="0.9827in" fo:margin-right="0in" fo:text-indent="-0.1965in" style:auto-text-indent="false"/>
    </style:style>
    <style:style style:name="List_20_Number" style:display-name="List Number" style:family="paragraph" style:parent-style-name="Standard" style:list-style-name="WWNum1"/>
    <style:style style:name="List_20_Number_20_2" style:display-name="List Number 2" style:family="paragraph" style:parent-style-name="Standard" style:list-style-name="WWNum2"/>
    <style:style style:name="List_20_Number_20_3" style:display-name="List Number 3" style:family="paragraph" style:parent-style-name="Standard" style:list-style-name="WWNum3"/>
    <style:style style:name="List_20_Number_20_4" style:display-name="List Number 4" style:family="paragraph" style:parent-style-name="Standard" style:list-style-name="WWNum4"/>
    <style:style style:name="List_20_Number_20_5" style:display-name="List Number 5" style:family="paragraph" style:parent-style-name="Standard" style:list-style-name="WWNum5"/>
    <style:style style:name="List_20_Bullet" style:display-name="List Bullet" style:family="paragraph" style:parent-style-name="Standard" style:auto-update="true" style:list-style-name="WWNum6"/>
    <style:style style:name="List_20_Bullet_20_2" style:display-name="List Bullet 2" style:family="paragraph" style:parent-style-name="Standard" style:auto-update="true" style:list-style-name="WWNum7"/>
    <style:style style:name="List_20_Bullet_20_3" style:display-name="List Bullet 3" style:family="paragraph" style:parent-style-name="Standard" style:auto-update="true" style:list-style-name="WWNum8"/>
    <style:style style:name="List_20_Bullet_20_4" style:display-name="List Bullet 4" style:family="paragraph" style:parent-style-name="Standard" style:auto-update="true" style:list-style-name="WWNum9"/>
    <style:style style:name="List_20_Bullet_20_5" style:display-name="List Bullet 5" style:family="paragraph" style:parent-style-name="Standard" style:auto-update="true" style:list-style-name="WWNum10"/>
    <style:style style:name="List_20_Continue" style:display-name="List Continu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Body_20_Text_20_Indent" style:display-name="Body Tex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Normal_20_Indent" style:display-name="Normal Indent" style:family="paragraph" style:parent-style-name="Standard">
      <style:paragraph-properties fo:margin-left="0.4917in" fo:margin-right="0in" fo:text-indent="0in" style:auto-text-indent="false"/>
    </style:style>
    <style:style style:name="Salutation" style:family="paragraph" style:parent-style-name="Standard" style:next-style-name="Standard" style:class="text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roman" style:font-pitch="variable" fo:font-size="12pt" style:font-size-asian="12pt"/>
    </style:style>
    <style:style style:name="table_20_of_20_figures" style:display-name="table of figures" style:family="paragraph" style:parent-style-name="Standard" style:next-style-name="Standard">
      <style:paragraph-properties fo:margin-left="0.278in" fo:margin-right="0in" fo:text-indent="-0.278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Plain_20_Text" style:display-name="Plain Text" style:family="paragraph" style:parent-style-name="Standard">
      <style:text-properties style:font-name="Courier New1" fo:font-family="'Courier New'" style:font-family-generic="roman" style:font-pitch="variable"/>
    </style:style>
    <style:style style:name="macro" style:family="paragraph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1" fo:font-family="'Courier New'" style:font-family-generic="roman" style:font-pitch="variable" fo:language="fr" fo:country="FR" style:language-asian="fr" style:country-asian="FR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Note_20_Heading" style:display-name="Note Heading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index_20_heading" style:display-name="index heading" style:family="paragraph" style:parent-style-name="Standard" style:next-style-name="index_20_1">
      <style:text-properties style:font-name="Arial" fo:font-family="Arial" style:font-family-generic="roman" style:font-pitch="variable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111in" fo:margin-right="0in" fo:text-indent="0in" style:auto-text-indent="false"/>
    </style:style>
    <style:style style:name="Dot_20_zweiter_20_Ebene" style:display-name="Dot zweiter Ebene" style:family="paragraph" style:parent-style-name="Standard" style:list-style-name="WWNum13"/>
    <style:style style:name="bullet_20_1" style:display-name="bullet 1" style:family="paragraph" style:parent-style-name="Standard" style:list-style-name="WWNum15"/>
    <style:style style:name="Title_20_Text" style:display-name="Title Text" style:family="paragraph">
      <style:paragraph-properties fo:margin-top="0.1665in" fo:margin-bottom="0.1665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6pt" fo:font-weight="bold" style:font-size-asian="16pt" style:font-weight-asian="bold" fo:hyphenate="false" fo:hyphenation-remain-char-count="2" fo:hyphenation-push-char-count="2" loext:hyphenation-no-caps="false"/>
    </style:style>
    <style:style style:name="Title_20_Heading" style:display-name="Title Heading" style:family="paragraph" style:next-style-name="Title_20_Text">
      <style:paragraph-properties fo:margin-top="0.25in" fo:margin-bottom="0.25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8pt" fo:font-weight="bold" style:font-size-asian="18pt" style:font-weight-asian="bold" fo:hyphenate="false" fo:hyphenation-remain-char-count="2" fo:hyphenation-push-char-count="2" loext:hyphenation-no-caps="false"/>
    </style:style>
    <style:style style:name="Logo" style:family="paragraph" style:parent-style-name="Standard">
      <style:paragraph-properties style:line-height-at-least="0.1528in" fo:keep-together="always"/>
      <style:text-properties style:font-name="Arial" fo:font-family="Arial" style:font-family-generic="roman" style:font-pitch="variable" fo:font-size="11pt" fo:language="en" fo:country="US" style:font-size-asian="11pt" style:language-asian="en" style:country-asian="US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-Profil_20_Standard" style:display-name="MA-Profil Standard" style:family="paragraph">
      <style:paragraph-properties fo:margin-top="0.0835in" fo:margin-bottom="0.0835in" style:contextual-spacing="false" fo:line-height="110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 loext:linked-style-name="Footer">
      <style:text-properties fo:language="fr" fo:country="FR" style:language-asian="fr" style:country-asian="F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language="fr" fo:country="FR" style:language-asian="fr" style:country-asian="FR"/>
    </style:style>
    <style:style style:name="Comment_20_Subject_20_Char" style:display-name="Comment Subject Char" style:family="text" style:parent-style-name="Comment_20_Text_20_Char" loext:linked-style-name="annotation_20_subject">
      <style:text-properties fo:language="fr" fo:country="FR" style:language-asian="fr" style:country-asian="F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fo:color="#003366" loext:opacity="100%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color="#003366" loext:opacity="100%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text-blinking="fals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4075in" fo:text-indent="-0.2362in" fo:margin-left="0.3937in"/>
        </style:list-level-properties>
        <style:text-properties fo:font-family="Aria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4075in" fo:text-indent="-0.2362in" fo:margin-left="0.3937in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0.4075in" fo:text-indent="-0.25in" fo:margin-left="0.4075in"/>
        </style:list-level-properties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7" loext:num-list-format="·" style:num-suffix="·" text:bullet-char="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56" loext:num-list-format="─" style:num-suffix="─" text:bullet-char="─">
        <style:list-level-properties text:list-level-position-and-space-mode="label-alignment">
          <style:list-level-label-alignment text:label-followed-by="listtab" text:list-tab-stop-position="0.5516in" fo:text-indent="-0.2563in" fo:margin-left="0.5516in"/>
        </style:list-level-properties>
        <style:text-properties fo:font-family="font303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5835in" style:contextual-spacing="false"/>
      <style:text-properties fo:color="#003798" loext:opacity="100%"/>
    </style:style>
    <style:style style:name="MP2" style:family="paragraph" style:parent-style-name="Footer">
      <style:paragraph-properties fo:text-align="center" style:justify-single-word="false"/>
      <style:text-properties fo:text-transform="uppercase" fo:color="#4f81bd" loext:opacity="100%"/>
    </style:style>
    <style:style style:name="MP3" style:family="paragraph" style:parent-style-name="Footer">
      <style:paragraph-properties fo:margin-top="0.4165in" fo:margin-bottom="0in" style:contextual-spacing="false" fo:line-height="120%">
        <style:tab-stops>
          <style:tab-stop style:position="3.5437in" style:type="center"/>
          <style:tab-stop style:position="6.3in" style:type="right"/>
        </style:tab-stops>
      </style:paragraph-properties>
      <style:text-properties style:language-asian="en" style:country-asian="US"/>
    </style:style>
    <style:style style:name="MP4" style:family="paragraph" style:parent-style-name="Title_20_Text">
      <style:paragraph-properties fo:margin-top="0in" fo:margin-bottom="0in" style:contextual-spacing="false"/>
      <style:text-properties fo:font-size="11pt" style:font-size-asian="11pt"/>
    </style:style>
    <style:style style:name="MP5" style:family="paragraph" style:parent-style-name="Frame_20_contents">
      <style:paragraph-properties fo:line-height="120%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Standard">
      <style:text-properties fo:color="#003798" loext:opacity="100%" style:font-name="GillSans" fo:language="en" fo:country="US" style:language-asian="en" style:country-asian="US"/>
    </style:style>
    <style:style style:name="MP8" style:family="paragraph" style:parent-style-name="Standard">
      <style:paragraph-properties fo:margin-top="0in" fo:margin-bottom="0.0835in" style:contextual-spacing="false"/>
      <style:text-properties fo:color="#003798" loext:opacity="100%" style:font-name="GillSans" fo:language="en" fo:country="US" style:language-asian="en" style:country-asian="US"/>
    </style:style>
    <style:style style:name="MP9" style:family="paragraph" style:parent-style-name="Footer">
      <style:paragraph-properties fo:text-align="center" style:justify-single-word="false"/>
    </style:style>
    <style:style style:name="MP10" style:family="paragraph" style:parent-style-name="Footer">
      <style:paragraph-properties fo:line-height="120%">
        <style:tab-stops>
          <style:tab-stop style:position="3.5437in" style:type="center"/>
          <style:tab-stop style:position="6.3in" style:type="right"/>
        </style:tab-stops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1984in, 2.7063in, 3.6902in, 3.1984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4728in" fo:min-width="3.1063in" fo:padding-top="0in" fo:padding-bottom="0in" fo:padding-left="0in" fo:padding-right="0in" fo:wrap-option="wrap" fo:margin-left="0.0008in" fo:margin-right="0in" fo:margin-top="0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in" fo:margin-left="1.1811in" fo:margin-right="0.5909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472in" fo:margin-left="0in" fo:margin-right="0in" fo:margin-top="0.432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 0" text:anchor-type="char" svg:x="-0.7118in" svg:y="-0.1535in" svg:width="2.25in" svg:height="0.6874in" draw:z-index="2"><draw:image xlink:href="Pictures/10000000000011F500000748E81CD1800B7A8F80.jpg" xlink:type="simple" xlink:show="embed" xlink:actuate="onLoad" draw:mime-type="image/jpeg"/><svg:desc>Capgemini_Logo_2COL_CMYK.JPG</svg:desc></draw:frame></text:p>
      </style:header>
      <style:footer>
        <text:p text:style-name="MP2"><text:page-number text:select-page="current">4</text:page-number></text:p>
        <text:p text:style-name="MP3"/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1" draw:name="Image2" text:anchor-type="char" svg:x="-0.7535in" svg:y="-0.1953in" svg:width="2.25in" svg:height="0.6874in" draw:z-index="5"><draw:image xlink:href="Pictures/10000000000011F500000748E81CD1800B7A8F80.jpg" xlink:type="simple" xlink:show="embed" xlink:actuate="onLoad" draw:mime-type="image/jpeg"/><svg:desc>Capgemini_Logo_2COL_CMYK.JPG</svg:desc></draw:frame><draw:custom-shape text:anchor-type="char" draw:z-index="3" draw:name="Text Box 30" draw:style-name="Mgr1" draw:text-style-name="MP6" svg:width="3.1059in" svg:height="0.4724in" svg:x="1.1362in" svg:y="1.8189in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7"/>
        <text:p text:style-name="MP8"/>
      </style:header>
      <style:footer>
        <text:p text:style-name="MP9"><text:page-number text:select-page="current">1</text:page-number></text:p>
        <text:p text:style-name="MP10"><text:bookmark-start text:name="_Hlk62819845"/><text:bookmark-start text:name="_Hlk62819846"/><text:span text:style-name="MT1">Privacy Policy:</text:span><text:span text:style-name="MT2"> </text:span><text:span text:style-name="MT3">This document contains personal data to a not inconsiderable extent. It shall be used in accordance with the need-to-know principle and only for the agreed purpose, after which deletion shall be considered immediately.</text:span></text:p>
        <text:p text:style-name="MP9"><text:bookmark-end text:name="_Hlk62819845"/><text:bookmark-end text:name="_Hlk62819846"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tarbeiterprofil</dc:title>
    <meta:initial-creator>Kühner, Daniel</meta:initial-creator>
    <meta:editing-cycles>19</meta:editing-cycles>
    <meta:print-date>2020-02-11T09:17:00</meta:print-date>
    <meta:creation-date>2021-02-04T09:37:00</meta:creation-date>
    <dc:date>2024-11-05T17:52:38.614626230</dc:date>
    <meta:editing-duration>PT13H2M55S</meta:editing-duration>
    <meta:generator>LibreOffice/7.3.7.2$Linux_X86_64 LibreOffice_project/30$Build-2</meta:generator>
    <meta:document-statistic meta:table-count="1" meta:image-count="2" meta:object-count="0" meta:page-count="4" meta:paragraph-count="142" meta:word-count="723" meta:character-count="5191" meta:non-whitespace-character-count="4449"/>
    <meta:user-defined meta:name="AppVersion">16.0000</meta:user-defined>
    <meta:user-defined meta:name="Company">Capgemini</meta:user-defined>
    <meta:user-defined meta:name="ComplianceAssetId"/>
    <meta:user-defined meta:name="ContentTypeId">0x01010057C18190D90FFA4A8E568B85ED46793C</meta:user-defined>
    <meta:user-defined meta:name="DocSecurity" meta:value-type="float">4</meta:user-defined>
    <meta:user-defined meta:name="MediaServiceImageTags" meta:value-type="string"/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Mitarbeiterprofil_Anweisungen Okt 2010 (2)" xlink:href=""/>
  </office:meta>
</office:document-meta>
</file>